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21:25:18.133000000</meta:creation-date>
    <dc:date>2020-12-21T21:25:36.199000000</dc:date>
    <meta:editing-duration>PT1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0.4.2$Windows_X86_64 LibreOffice_project/dcf040e67528d9187c66b2379df5ea4407429775</meta:generator>
  </office:meta>
</office:document-meta>
</file>